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7389" officeooo:paragraph-rsid="001d7389"/>
    </style:style>
    <style:style style:name="P2" style:family="paragraph" style:parent-style-name="Standard">
      <style:text-properties officeooo:rsid="001f2f06" officeooo:paragraph-rsid="001f2f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cation Review</text:p>
      <text:p text:style-name="P1"/>
      <text:p text:style-name="P1">1) <text:s/>Platforrms. Please clarify what exactly windows platforms are supported by Resume Builder.</text:p>
      <text:p text:style-name="P1"/>
      <text:p text:style-name="P2">2) Launch. Which buttons shoud be present on "Select Resume Profession".</text:p>
      <text:p text:style-name="P2"/>
      <text:p text:style-name="P2">3) Launch. Use cases. All scenario has same result – close application. Discribe scenarion when application will be succesfully laun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5S</meta:editing-duration>
    <meta:editing-cycles>4</meta:editing-cycles>
    <meta:generator>LibreOffice/5.3.3.2$Windows_X86_64 LibreOffice_project/3d9a8b4b4e538a85e0782bd6c2d430bafe583448</meta:generator>
    <dc:date>2017-08-08T23:33:45.147000000</dc:date>
    <meta:document-statistic meta:table-count="0" meta:image-count="0" meta:object-count="0" meta:page-count="1" meta:paragraph-count="4" meta:word-count="45" meta:character-count="321" meta:non-whitespace-character-count="278"/>
    <meta:user-defined meta:name="Info 1"/>
    <meta:user-defined meta:name="Info 2"/>
    <meta:user-defined meta:name="Info 3"/>
    <meta:user-defined meta:name="Info 4"/>
  </office:meta>
</office:document-meta>
</file>